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atcher.substituteVariables( URI requestURI , URI sourceURI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REMatcher.REMatcher( String 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